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tamanho</text:p>
          </table:table-cell>
          <table:table-cell office:value-type="string">
            <text:p>tempo (ms)</text:p>
          </table:table-cell>
          <table:table-cell office:value-type="string">
            <text:p>quantidade</text:p>
          </table:table-cell>
          <table:table-cell office:value-type="string">
            <text:p>tempo p/ msg</text:p>
          </table:table-cell>
          <table:table-cell office:value-type="string">
            <text:p>bit/s</text:p>
          </table:table-cell>
          <table:table-cell>
            <draw:frame table:end-cell-address="Sheet1.M23" table:end-x="0.1488in" table:end-y="0.1618in" draw:z-index="0" draw:style-name="gr1" draw:text-style-name="P1" svg:width="6.2988in" svg:height="3.5429in" svg:x="0.0728in" svg:y="0.1827in">
              <draw:object draw:notify-on-update-of-ranges="Sheet1.E4:Sheet1.E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1000">
            <text:p>1000</text:p>
          </table:table-cell>
          <table:table-cell table:formula="of:=[.B4]/[.C4]" office:value-type="float" office:value="0.825">
            <text:p>0.825</text:p>
          </table:table-cell>
          <table:table-cell table:formula="of:=(1000/[.D4])*[.A4]" office:value-type="float" office:value="12121.2121212121">
            <text:p>12121.2121212121</text:p>
          </table:table-cell>
          <table:table-cell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table:formula="of:=[.B5]/[.C5]" office:value-type="float" office:value="0.8">
            <text:p>0.8</text:p>
          </table:table-cell>
          <table:table-cell table:formula="of:=(1000/[.D5])*[.A5]" office:value-type="float" office:value="125000">
            <text:p>125000</text:p>
          </table:table-cell>
          <table:table-cell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1000">
            <text:p>1000</text:p>
          </table:table-cell>
          <table:table-cell table:formula="of:=[.B6]/[.C6]" office:value-type="float" office:value="0.857">
            <text:p>0.857</text:p>
          </table:table-cell>
          <table:table-cell table:formula="of:=(1000/[.D6])*[.A6]" office:value-type="float" office:value="1166861.14352392">
            <text:p>1166861.14352392</text:p>
          </table:table-cell>
          <table:table-cell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1000">
            <text:p>1000</text:p>
          </table:table-cell>
          <table:table-cell table:formula="of:=[.B7]/[.C7]" office:value-type="float" office:value="0.84">
            <text:p>0.84</text:p>
          </table:table-cell>
          <table:table-cell table:formula="of:=(1000/[.D7])*[.A7]" office:value-type="float" office:value="11904761.9047619">
            <text:p>11904761.9047619</text:p>
          </table:table-cell>
          <table:table-cell/>
        </table:table-row>
        <table:table-row table:style-name="ro1">
          <table:table-cell table:style-name="ce1" office:value-type="float" office:value="100000">
            <text:p>100000</text:p>
          </table:table-cell>
          <table:table-cell table:style-name="ce1" office:value-type="float" office:value="3900">
            <text:p>3900</text:p>
          </table:table-cell>
          <table:table-cell table:style-name="ce1" office:value-type="float" office:value="1000">
            <text:p>1000</text:p>
          </table:table-cell>
          <table:table-cell table:formula="of:=[.B8]/[.C8]" office:value-type="float" office:value="3.9">
            <text:p>3.9</text:p>
          </table:table-cell>
          <table:table-cell table:formula="of:=(1000/[.D8])*[.A8]" office:value-type="float" office:value="25641025.6410256">
            <text:p>25641025.6410256</text:p>
          </table:table-cell>
          <table:table-cell/>
        </table:table-row>
        <table:table-row table:style-name="ro1">
          <table:table-cell table:style-name="ce1" office:value-type="float" office:value="250000">
            <text:p>250000</text:p>
          </table:table-cell>
          <table:table-cell table:style-name="ce1" office:value-type="float" office:value="8100">
            <text:p>8100</text:p>
          </table:table-cell>
          <table:table-cell table:style-name="ce1" office:value-type="float" office:value="1000">
            <text:p>1000</text:p>
          </table:table-cell>
          <table:table-cell table:formula="of:=[.B9]/[.C9]" office:value-type="float" office:value="8.1">
            <text:p>8.1</text:p>
          </table:table-cell>
          <table:table-cell table:formula="of:=(1000/[.D9])*[.A9]" office:value-type="float" office:value="30864197.5308642">
            <text:p>30864197.5308642</text:p>
          </table:table-cell>
          <table:table-cell/>
        </table:table-row>
        <table:table-row table:style-name="ro1">
          <table:table-cell table:style-name="ce1" office:value-type="float" office:value="500000">
            <text:p>500000</text:p>
          </table:table-cell>
          <table:table-cell table:style-name="ce1" office:value-type="float" office:value="14400">
            <text:p>14400</text:p>
          </table:table-cell>
          <table:table-cell table:style-name="ce1" office:value-type="float" office:value="1000">
            <text:p>1000</text:p>
          </table:table-cell>
          <table:table-cell table:formula="of:=[.B10]/[.C10]" office:value-type="float" office:value="14.4">
            <text:p>14.4</text:p>
          </table:table-cell>
          <table:table-cell table:formula="of:=(1000/[.D10])*[.A10]" office:value-type="float" office:value="34722222.2222222">
            <text:p>34722222.2222222</text:p>
          </table:table-cell>
          <table:table-cell/>
        </table:table-row>
        <table:table-row table:style-name="ro1">
          <table:table-cell table:style-name="ce1" office:value-type="float" office:value="1000000">
            <text:p>1000000</text:p>
          </table:table-cell>
          <table:table-cell table:style-name="ce1" office:value-type="float" office:value="26166">
            <text:p>26166</text:p>
          </table:table-cell>
          <table:table-cell table:style-name="ce1" office:value-type="float" office:value="1000">
            <text:p>1000</text:p>
          </table:table-cell>
          <table:table-cell table:formula="of:=[.B11]/[.C11]" office:value-type="float" office:value="26.166">
            <text:p>26.166</text:p>
          </table:table-cell>
          <table:table-cell table:formula="of:=(1000/[.D11])*[.A11]" office:value-type="float" office:value="38217534.2046931">
            <text:p>38217534.2046931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Sheet1.M44" table:end-x="0.1409in" table:end-y="0.0866in" draw:z-index="1" draw:style-name="gr1" draw:text-style-name="P1" svg:width="6.3in" svg:height="3.5457in" svg:x="0.0638in" svg:y="0.0972in">
              <draw:object draw:notify-on-update-of-ranges="Sheet1.D4:Sheet1.D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4/08/2018</text:date>, <text:time>17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6:08:33.37</meta:creation-date>
    <dc:date>2018-04-08T17:04:38.21</dc:date>
    <meta:editing-duration>PT9M54S</meta:editing-duration>
    <meta:editing-cycles>1</meta:editing-cycles>
    <meta:document-statistic meta:table-count="3" meta:cell-count="45" meta:object-count="2"/>
    <meta:generator>OpenOffice/4.1.4$Win32 OpenOffice.org_project/414m5$Build-978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76cm" svg:y="0.316cm" chart:style-name="ch2">
          <text:p>largura de banda</text:p>
        </chart:title>
        <chart:legend chart:legend-position="end" svg:x="13.737cm" svg:y="4.188cm" style:legend-expansion="high" chart:style-name="ch3"/>
        <chart:plot-area chart:style-name="ch4" table:cell-range-address="Sheet1.E4:Sheet1.E11" svg:x="0.77cm" svg:y="1.635cm" svg:width="12.327cm" svg:height="6.765cm">
          <chartooo:coordinate-region svg:x="2.503cm" svg:y="1.847cm" svg:width="10.594cm" svg:height="5.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4:Sheet1.E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21.2121212121">
                <text:p>12121.2121212121</text:p>
                <draw:g>
                  <svg:desc>Sheet1.E4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6861.14352392">
                <text:p>1166861.14352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04761.9047619">
                <text:p>11904761.9047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41025.6410256">
                <text:p>25641025.6410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64197.5308642">
                <text:p>30864197.5308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722222.2222222">
                <text:p>34722222.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17534.2046931">
                <text:p>38217534.20469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6.176cm" svg:y="0.291cm" chart:style-name="ch2">
          <text:p>tempo p/ msg (ms)</text:p>
        </chart:title>
        <chart:legend chart:legend-position="end" svg:x="13.74cm" svg:y="4.191cm" style:legend-expansion="high" chart:style-name="ch3"/>
        <chart:plot-area chart:style-name="ch4" table:cell-range-address="Sheet1.D4:Sheet1.D11" svg:x="0.77cm" svg:y="1.635cm" svg:width="12.33cm" svg:height="6.772cm">
          <chartooo:coordinate-region svg:x="1.391cm" svg:y="1.847cm" svg:width="11.709cm" svg:height="5.88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4:Sheet1.D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5">
                <text:p>0.825</text:p>
                <draw:g>
                  <svg:desc>Sheet1.D4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166">
                <text:p>26.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